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au2" style:family="table">
      <style:table-properties style:width="11.178cm" table:align="left"/>
    </style:style>
    <style:style style:name="Tableau2.A" style:family="table-column">
      <style:table-column-properties style:column-width="3.007cm"/>
    </style:style>
    <style:style style:name="Tableau2.B" style:family="table-column">
      <style:table-column-properties style:column-width="8.17cm"/>
    </style:style>
    <style:style style:name="Tableau2.A1" style:family="table-cell">
      <style:table-cell-properties style:vertical-align="middle" fo:padding="0.049cm" fo:border="none"/>
    </style:style>
    <style:style style:name="Tableau3" style:family="table">
      <style:table-properties style:width="13.072cm" table:align="left"/>
    </style:style>
    <style:style style:name="Tableau3.A" style:family="table-column">
      <style:table-column-properties style:column-width="3.515cm"/>
    </style:style>
    <style:style style:name="Tableau3.B" style:family="table-column">
      <style:table-column-properties style:column-width="9.557cm"/>
    </style:style>
    <style:style style:name="Tableau3.A1" style:family="table-cell">
      <style:table-cell-properties style:vertical-align="middle" fo:padding="0.049cm" fo:border="none"/>
    </style:style>
    <style:style style:name="Tableau1" style:family="table">
      <style:table-properties style:width="16.484cm" table:align="left"/>
    </style:style>
    <style:style style:name="Tableau1.A" style:family="table-column">
      <style:table-column-properties style:column-width="5.293cm"/>
    </style:style>
    <style:style style:name="Tableau1.B" style:family="table-column">
      <style:table-column-properties style:column-width="11.19cm"/>
    </style:style>
    <style:style style:name="Tableau1.A1" style:family="table-cell">
      <style:table-cell-properties style:vertical-align="middle" fo:padding="0.049cm" fo:border="none"/>
    </style:style>
    <style:style style:name="P1" style:family="paragraph" style:parent-style-name="Heading_20_1">
      <style:text-properties style:font-name="Liberation Serif"/>
    </style:style>
    <style:style style:name="P2" style:family="paragraph" style:parent-style-name="Text_20_body">
      <style:text-properties style:font-name="Liberation Serif" officeooo:rsid="00147c76" officeooo:paragraph-rsid="00147c76"/>
    </style:style>
    <style:style style:name="P3" style:family="paragraph" style:parent-style-name="Heading_20_2">
      <style:text-properties style:font-name="Liberation Serif"/>
    </style:style>
    <style:style style:name="P4" style:family="paragraph" style:parent-style-name="Standard">
      <style:text-properties style:font-name="Liberation Serif"/>
    </style:style>
    <style:style style:name="P5" style:family="paragraph" style:parent-style-name="Standard" style:list-style-name="L1">
      <style:text-properties style:font-name="Liberation Serif"/>
    </style:style>
    <style:style style:name="P6" style:family="paragraph" style:parent-style-name="Text_20_body">
      <style:text-properties style:font-name="Liberation Serif" officeooo:paragraph-rsid="0016f093"/>
    </style:style>
    <style:style style:name="P7" style:family="paragraph" style:parent-style-name="Standard" style:list-style-name="L2">
      <style:text-properties style:font-name="Liberation Serif"/>
    </style:style>
    <style:style style:name="P8" style:family="paragraph" style:parent-style-name="Standard" style:list-style-name="L3">
      <style:text-properties style:font-name="Liberation Serif"/>
    </style:style>
    <style:style style:name="P9" style:family="paragraph" style:parent-style-name="Text_20_body">
      <style:paragraph-properties fo:margin-top="0.247cm" fo:margin-bottom="0.212cm" style:contextual-spacing="false"/>
      <style:text-properties style:font-name="Liberation Serif" fo:font-size="14pt" fo:font-weight="bold" style:font-name-asian="NSimSun1" style:font-size-asian="14pt" style:font-weight-asian="bold" style:font-name-complex="Lucida Sans" style:font-size-complex="14pt" style:font-weight-complex="bold"/>
    </style:style>
    <style:style style:name="P10" style:family="paragraph" style:parent-style-name="Heading_20_3">
      <style:text-properties style:font-name="Liberation Serif"/>
    </style:style>
    <style:style style:name="P11" style:family="paragraph" style:parent-style-name="Table_20_Heading">
      <style:text-properties style:font-name="Liberation Serif"/>
    </style:style>
    <style:style style:name="P12" style:family="paragraph" style:parent-style-name="Table_20_Contents">
      <style:text-properties style:font-name="Liberation Serif"/>
    </style:style>
    <style:style style:name="P13" style:family="paragraph" style:parent-style-name="Text_20_body">
      <style:paragraph-properties fo:margin-top="0.247cm" fo:margin-bottom="0.212cm" style:contextual-spacing="false"/>
      <style:text-properties style:font-name="Liberation Serif" fo:font-size="14pt" fo:font-weight="normal" style:font-name-asian="NSimSun1" style:font-size-asian="14pt" style:font-weight-asian="normal" style:font-name-complex="Lucida Sans" style:font-size-complex="14pt" style:font-weight-complex="normal"/>
    </style:style>
    <style:style style:name="P14" style:family="paragraph" style:parent-style-name="Text_20_body" style:list-style-name="L4">
      <style:paragraph-properties fo:margin-top="0.247cm" fo:margin-bottom="0.212cm" style:contextual-spacing="false"/>
      <style:text-properties style:font-name="Liberation Serif" fo:font-size="14pt" fo:font-weight="bold" style:font-name-asian="NSimSun1" style:font-size-asian="14pt" style:font-weight-asian="bold" style:font-name-complex="Lucida Sans" style:font-size-complex="14pt" style:font-weight-complex="bold"/>
    </style:style>
    <style:style style:name="P15" style:family="paragraph" style:parent-style-name="Preformatted_20_Text">
      <style:paragraph-properties fo:margin-left="0cm" fo:margin-right="0cm" fo:margin-top="0.247cm" fo:margin-bottom="0.212cm" style:contextual-spacing="false" fo:text-indent="0cm" style:auto-text-indent="false" style:writing-mode="lr-tb"/>
      <style:text-properties style:font-name="Liberation Serif" fo:font-size="14pt" fo:font-weight="bold" style:font-name-asian="NSimSun1" style:font-size-asian="14pt" style:font-weight-asian="bold" style:font-name-complex="Lucida Sans" style:font-size-complex="14pt" style:font-weight-complex="bold"/>
    </style:style>
    <style:style style:name="P16" style:family="paragraph" style:parent-style-name="Preformatted_20_Text">
      <style:paragraph-properties fo:margin-top="0.247cm" fo:margin-bottom="0.212cm" style:contextual-spacing="false" style:writing-mode="lr-tb"/>
      <style:text-properties style:font-name="Liberation Serif" fo:font-size="14pt" fo:font-weight="bold" style:font-name-asian="NSimSun1" style:font-size-asian="14pt" style:font-weight-asian="bold" style:font-name-complex="Lucida Sans" style:font-size-complex="14pt" style:font-weight-complex="bold"/>
    </style:style>
    <style:style style:name="P17" style:family="paragraph" style:parent-style-name="Text_20_body" style:list-style-name="L5">
      <style:paragraph-properties fo:margin-top="0.247cm" fo:margin-bottom="0.212cm" style:contextual-spacing="false"/>
      <style:text-properties style:font-name="Liberation Serif" fo:font-size="14pt" fo:font-weight="normal" style:font-name-asian="NSimSun1" style:font-size-asian="14pt" style:font-weight-asian="normal" style:font-name-complex="Lucida Sans" style:font-size-complex="14pt" style:font-weight-complex="normal"/>
    </style:style>
    <style:style style:name="P18" style:family="paragraph" style:parent-style-name="Text_20_body">
      <style:paragraph-properties fo:margin-top="0.247cm" fo:margin-bottom="0.212cm" style:contextual-spacing="false"/>
      <style:text-properties style:font-name="Liberation Serif" fo:font-size="14pt" fo:font-weight="bold" style:font-name-asian="NSimSun1" style:font-size-asian="14pt" style:font-weight-asian="bold" style:font-size-complex="14pt" style:font-weight-complex="bold"/>
    </style:style>
    <style:style style:name="P19" style:family="paragraph" style:parent-style-name="Text_20_body">
      <style:paragraph-properties fo:margin-top="0.247cm" fo:margin-bottom="0.212cm" style:contextual-spacing="false"/>
      <style:text-properties style:font-name="Liberation Serif" fo:font-size="14pt" officeooo:paragraph-rsid="001e4e64" style:font-name-asian="NSimSun1" style:font-size-asian="14pt" style:font-name-complex="Lucida Sans" style:font-size-complex="14pt"/>
    </style:style>
    <style:style style:name="P20" style:family="paragraph" style:parent-style-name="Heading_20_3">
      <style:paragraph-properties fo:line-height="115%"/>
      <style:text-properties style:font-name="Liberation Serif" officeooo:paragraph-rsid="001e4e64"/>
    </style:style>
    <style:style style:name="P21" style:family="paragraph" style:parent-style-name="Text_20_body">
      <style:paragraph-properties fo:margin-top="0.247cm" fo:margin-bottom="0.212cm" style:contextual-spacing="false"/>
      <style:text-properties style:font-name="Liberation Serif" fo:font-size="14pt" style:font-name-asian="NSimSun1" style:font-size-asian="14pt" style:font-name-complex="Lucida Sans" style:font-size-complex="14pt"/>
    </style:style>
    <style:style style:name="P22" style:family="paragraph" style:parent-style-name="Heading_20_3">
      <style:paragraph-properties fo:line-height="115%"/>
      <style:text-properties style:font-name="Liberation Serif"/>
    </style:style>
    <style:style style:name="P23" style:family="paragraph" style:parent-style-name="Text_20_body" style:list-style-name="L6">
      <style:paragraph-properties fo:margin-top="0.247cm" fo:margin-bottom="0.212cm" style:contextual-spacing="false"/>
      <style:text-properties style:font-name="Liberation Serif" fo:font-size="14pt" style:font-name-asian="NSimSun1" style:font-size-asian="14pt" style:font-name-complex="Lucida Sans" style:font-size-complex="14pt"/>
    </style:style>
    <style:style style:name="P24" style:family="paragraph" style:parent-style-name="Preformatted_20_Text" style:list-style-name="L6">
      <style:paragraph-properties fo:margin-left="0cm" fo:margin-right="0cm" fo:margin-top="0.247cm" fo:margin-bottom="0.212cm" style:contextual-spacing="false" fo:line-height="115%" fo:text-indent="0cm" style:auto-text-indent="false" style:writing-mode="lr-tb"/>
      <style:text-properties style:font-name="Liberation Serif" fo:font-size="14pt" style:font-name-asian="NSimSun1" style:font-size-asian="14pt" style:font-name-complex="Lucida Sans" style:font-size-complex="14pt"/>
    </style:style>
    <style:style style:name="P25" style:family="paragraph" style:parent-style-name="Preformatted_20_Text" style:list-style-name="L6">
      <style:paragraph-properties fo:margin-top="0.247cm" fo:margin-bottom="0.212cm" style:contextual-spacing="false" fo:line-height="115%" style:writing-mode="lr-tb"/>
      <style:text-properties style:font-name="Liberation Serif" fo:font-size="14pt" style:font-name-asian="NSimSun1" style:font-size-asian="14pt" style:font-name-complex="Lucida Sans" style:font-size-complex="14pt"/>
    </style:style>
    <style:style style:name="P26" style:family="paragraph" style:parent-style-name="Preformatted_20_Text">
      <style:paragraph-properties fo:margin-left="0cm" fo:margin-right="0cm" fo:margin-top="0.247cm" fo:margin-bottom="0.212cm" style:contextual-spacing="false" fo:line-height="115%" fo:text-indent="0cm" style:auto-text-indent="false" style:writing-mode="lr-tb"/>
      <style:text-properties style:font-name="Liberation Serif" fo:font-size="14pt" style:font-name-asian="NSimSun1" style:font-size-asian="14pt" style:font-name-complex="Lucida Sans" style:font-size-complex="14pt"/>
    </style:style>
    <style:style style:name="P27" style:family="paragraph" style:parent-style-name="Preformatted_20_Text">
      <style:paragraph-properties fo:margin-top="0.247cm" fo:margin-bottom="0.212cm" style:contextual-spacing="false" fo:line-height="115%" style:writing-mode="lr-tb"/>
      <style:text-properties style:font-name="Liberation Serif" fo:font-size="14pt" style:font-name-asian="NSimSun1" style:font-size-asian="14pt" style:font-name-complex="Lucida Sans" style:font-size-complex="14pt"/>
    </style:style>
    <style:style style:name="P28" style:family="paragraph" style:parent-style-name="Heading_20_3">
      <style:paragraph-properties fo:line-height="115%"/>
      <style:text-properties style:font-name="Liberation Serif" fo:font-weight="bold" style:font-weight-asian="bold" style:font-weight-complex="bold"/>
    </style:style>
    <style:style style:name="P29" style:family="paragraph" style:parent-style-name="Text_20_body">
      <style:paragraph-properties fo:margin-top="0.247cm" fo:margin-bottom="0.212cm" style:contextual-spacing="false"/>
    </style:style>
    <style:style style:name="P30" style:family="paragraph" style:parent-style-name="Text_20_body">
      <style:text-properties style:font-name="Liberation Serif"/>
    </style:style>
    <style:style style:name="P31" style:family="paragraph" style:parent-style-name="Heading_20_3">
      <style:paragraph-properties fo:margin-top="0cm" fo:margin-bottom="0.247cm" style:contextual-spacing="false" fo:line-height="115%"/>
      <style:text-properties style:font-name="Liberation Serif"/>
    </style:style>
    <style:style style:name="P32" style:family="paragraph" style:parent-style-name="Text_20_body" style:list-style-name="L7">
      <style:text-properties style:font-name="Liberation Serif"/>
    </style:style>
    <style:style style:name="P33" style:family="paragraph" style:parent-style-name="Text_20_body" style:list-style-name="L8">
      <style:text-properties style:font-name="Liberation Serif"/>
    </style:style>
    <style:style style:name="P34" style:family="paragraph" style:parent-style-name="Preformatted_20_Text">
      <style:paragraph-properties fo:margin-left="0cm" fo:margin-right="0cm" fo:margin-top="0cm" fo:margin-bottom="0.247cm" style:contextual-spacing="false" fo:line-height="115%" fo:text-indent="0cm" style:auto-text-indent="false" style:writing-mode="lr-tb"/>
      <style:text-properties style:font-name="Liberation Serif"/>
    </style:style>
    <style:style style:name="P35" style:family="paragraph" style:parent-style-name="Text_20_body">
      <style:text-properties style:font-name="Liberation Serif" officeooo:paragraph-rsid="00186047"/>
    </style:style>
    <style:style style:name="P36" style:family="paragraph" style:parent-style-name="Text_20_body" style:list-style-name="L9">
      <style:text-properties style:font-name="Liberation Serif"/>
    </style:style>
    <style:style style:name="P37" style:family="paragraph" style:parent-style-name="Text_20_body" style:list-style-name="L10">
      <style:text-properties style:font-name="Liberation Serif"/>
    </style:style>
    <style:style style:name="P38" style:family="paragraph" style:parent-style-name="Text_20_body" style:list-style-name="L11">
      <style:text-properties style:font-name="Liberation Serif"/>
    </style:style>
    <style:style style:name="P39" style:family="paragraph" style:parent-style-name="Text_20_body" style:list-style-name="L12">
      <style:text-properties style:font-name="Liberation Serif"/>
    </style:style>
    <style:style style:name="P40" style:family="paragraph" style:parent-style-name="Text_20_body" style:list-style-name="L13">
      <style:text-properties style:font-name="Liberation Serif"/>
    </style:style>
    <style:style style:name="P41" style:family="paragraph" style:parent-style-name="Standard">
      <style:text-properties officeooo:paragraph-rsid="001d1623"/>
    </style:style>
    <style:style style:name="P42" style:family="paragraph" style:parent-style-name="Text_20_body">
      <style:text-properties officeooo:paragraph-rsid="001d1623"/>
    </style:style>
    <style:style style:name="P43" style:family="paragraph" style:parent-style-name="Text_20_body">
      <style:text-properties style:font-name="Liberation Serif" officeooo:paragraph-rsid="001d1623"/>
    </style:style>
    <style:style style:name="P44" style:family="paragraph" style:parent-style-name="Text_20_body" style:list-style-name="L14">
      <style:text-properties officeooo:paragraph-rsid="001d1623"/>
    </style:style>
    <style:style style:name="P45" style:family="paragraph" style:parent-style-name="Heading_20_3">
      <style:paragraph-properties fo:margin-top="0cm" fo:margin-bottom="0.247cm" style:contextual-spacing="false" fo:line-height="115%"/>
      <style:text-properties officeooo:paragraph-rsid="001d1623"/>
    </style:style>
    <style:style style:name="P46" style:family="paragraph" style:parent-style-name="Preformatted_20_Text">
      <style:paragraph-properties fo:margin-left="0cm" fo:margin-right="0cm" fo:margin-top="0cm" fo:margin-bottom="0.247cm" style:contextual-spacing="false" fo:line-height="115%" fo:text-indent="0cm" style:auto-text-indent="false" style:writing-mode="lr-tb"/>
      <style:text-properties officeooo:paragraph-rsid="001d1623"/>
    </style:style>
    <style:style style:name="P47" style:family="paragraph" style:parent-style-name="Preformatted_20_Text">
      <style:paragraph-properties fo:margin-top="0cm" fo:margin-bottom="0.247cm" style:contextual-spacing="false" fo:line-height="115%" style:writing-mode="lr-tb"/>
      <style:text-properties officeooo:paragraph-rsid="001d1623"/>
    </style:style>
    <style:style style:name="P48" style:family="paragraph" style:parent-style-name="Text_20_body" style:list-style-name="L15">
      <style:text-properties officeooo:paragraph-rsid="001d1623"/>
    </style:style>
    <style:style style:name="T1" style:family="text">
      <style:text-properties officeooo:rsid="0016f093"/>
    </style:style>
    <style:style style:name="T2" style:family="text">
      <style:text-properties officeooo:rsid="00147c76"/>
    </style:style>
    <style:style style:name="T3" style:family="text">
      <style:text-properties style:font-name="Liberation Serif" fo:font-size="14pt" style:font-name-asian="NSimSun1" style:font-size-asian="14pt" style:font-size-complex="14pt"/>
    </style:style>
    <style:style style:name="T4" style:family="text">
      <style:text-properties style:font-name="Liberation Serif" fo:font-size="14pt" style:font-size-asian="14pt" style:font-size-complex="14pt"/>
    </style:style>
    <style:style style:name="T5" style:family="text">
      <style:text-properties fo:font-weight="normal" style:font-weight-asian="normal" style:font-weight-complex="normal"/>
    </style:style>
    <style:style style:name="T6" style:family="text">
      <style:text-properties style:font-name="Liberation Serif" fo:font-weight="normal" style:font-weight-asian="normal" style:font-weight-complex="normal"/>
    </style:style>
    <style:style style:name="T7" style:family="text">
      <style:text-properties style:font-name="Liberation Serif"/>
    </style:style>
    <style:style style:name="T8" style:family="text">
      <style:text-properties officeooo:rsid="001a1ffc"/>
    </style:style>
    <style:style style:name="T9" style:family="text">
      <style:text-properties fo:font-weight="normal" style:font-weight-asian="normal" style:font-name-complex="Lucida Sans" style:font-weight-complex="normal"/>
    </style:style>
    <style:style style:name="T10" style:family="text">
      <style:text-properties fo:font-weight="bold" style:font-weight-asian="bold" style:font-weight-complex="bold"/>
    </style:style>
    <style:style style:name="T11" style:family="text">
      <style:text-properties fo:font-size="14pt" style:font-size-asian="14pt" style:font-size-complex="14pt"/>
    </style:style>
    <style:style style:name="T12" style:family="text">
      <style:text-properties style:font-name="Liberation Serif" fo:font-size="14pt" style:font-name-asian="NSimSun1" style:font-size-asian="14pt" style:font-name-complex="Lucida Sans" style:font-size-complex="14pt"/>
    </style:style>
    <style:style style:name="T13" style:family="text">
      <style:text-properties style:font-name="Liberation Serif" fo:font-weight="bold" style:font-weight-asian="bold" style:font-weight-complex="bold"/>
    </style:style>
    <style:style style:name="T14" style:family="text">
      <style:text-properties style:font-name="Liberation Serif" officeooo:rsid="0017aa65"/>
    </style:style>
    <text:list-style style:name="L1">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Rapport de Projet : Compression d'entiers par Bit Packing</text:h>
      <text:p text:style-name="P2">Giacchero Baptiste</text:p>
      <text:h text:style-name="P3" text:outline-level="2">1. Introduction</text:h>
      <text:p text:style-name="P4">Ce projet s’inscrit dans le cadre du module de génie logiciel 2025. L’objectif était d’étudier différents modes de transmission d’entiers à travers une approche de compression binaire, appelée Bit Packing. Le principe consiste à réduire la taille mémoire nécessaire à la transmission d’un tableau d’entiers, tout en conservant un accès direct à chaque élément après compression. Trois versions distinctes de l’algorithme ont été implémentées en Java afin d’évaluer leur efficacité et leurs performances.</text:p>
      <text:h text:style-name="P3" text:outline-level="2">2. Présentation de la solution</text:h>
      <text:p text:style-name="P4">La solution repose sur une architecture modulaire composée de trois classes principales <text:span text:style-name="T1">en Java</text:span> implémentant l’interface BitPacker :</text:p>
      <text:list text:style-name="L1">
        <text:list-item>
          <text:p text:style-name="P5">CrossBitPacker : compression autorisant le chevauchement des entiers sur deux mots consécutifs de 32 bits.</text:p>
        </text:list-item>
        <text:list-item>
          <text:p text:style-name="P5">NoCrossBitPacker : compression stricte sans chevauchement, garantissant qu’un entier compressé reste contenu dans un seul mot de 32 bits.</text:p>
        </text:list-item>
        <text:list-item>
          <text:p text:style-name="P5">OverflowBitPacker : version avancée intégrant une zone de débordement (overflow area) pour traiter efficacement les valeurs nécessitant plus de bits que la moyenne.</text:p>
        </text:list-item>
      </text:list>
      <text:p text:style-name="P4">Une <text:span text:style-name="T2">factory</text:span> (BitPackerFactory) permet d’instancier dynamiquement le type de compresseur souhaité selon un paramètre unique, améliorant la flexibilité et la maintenabilité du code.</text:p>
      <text:h text:style-name="P3" text:outline-level="2">3. Difficultés d’implémentation</text:h>
      <text:p text:style-name="P6">Au départ, j’ai tenté de gérer la compression sans recourir aux opérateurs de décalage, car leur fonctionnement me paraissait complexe. Cependant, je me suis rapidement rendu compte qu’ils simplifiaient considérablement le code et rendaient la gestion des bits beaucoup plus claire.</text:p>
      <text:p text:style-name="P6"><text:s/>L’un des principaux défis a été la gestion du chevauchement binaire, nécessitant un calcul précis des positions de bits pour éviter les erreurs de décalage. </text:p>
      <text:p text:style-name="P6">Il a également fallu déterminer le nombre optimal de bits afin de trouver un équilibre entre la précision et la compacité du stockage. La mise en place de la zone de débordement a représenté une difficulté supplémentaire, car elle impliquait une logique complexe pour indexer les valeurs hors plage sans perdre l’accès direct aux données. </text:p>
      <text:h text:style-name="P3" text:outline-level="2">4. Protocole de test et benchmarks</text:h>
      <text:p text:style-name="P4">Les tests unitaires et de performance ont été réalisés dans la classe main. Chaque implémentation a été testée sur un tableau de 10 000 entiers comprenant majoritairement de petites valeurs et quelques entiers de grande taille. Les étapes suivantes ont été effectuées :</text:p>
      <text:list text:style-name="L2">
        <text:list-item>
          <text:p text:style-name="P7">Compression du tableau source et mesure du temps d’exécution en nanosecondes.</text:p>
        </text:list-item>
        <text:list-item>
          <text:p text:style-name="P7">Accès aléatoire à 1 000 entiers via la méthode get(i).</text:p>
        </text:list-item>
        <text:list-item>
          <text:p text:style-name="P7">Décompression complète et vérification de l’égalité avec les données d’origine.</text:p>
        </text:list-item>
        <text:list-item>
          <text:p text:style-name="P7">Calcul de la moyenne des temps sur plusieurs itérations avec phase de warm-up.</text:p>
        </text:list-item>
      </text:list>
      <text:h text:style-name="P3" text:outline-level="2">5. Résultats et interprétation</text:h>
      <text:list text:style-name="L3">
        <text:list-item>
          <text:p text:style-name="P8">CrossBitPacker offre la meilleure compacité mémoire, mais une complexité accrue due au <text:soft-page-break/>chevauchement.</text:p>
        </text:list-item>
        <text:list-item>
          <text:p text:style-name="P8">NoCrossBitPacker est plus rapide mais consomme légèrement plus de mémoire.</text:p>
        </text:list-item>
        <text:list-item>
          <text:p text:style-name="P8">OverflowBitPacker présente le meilleur compromis pour des données hétérogènes.</text:p>
        </text:list-item>
      </text:list>
      <text:p text:style-name="P4">Le protocole de bench a permis d’identifier la latence seuil à partir de laquelle la compression devient rentable : pour des tableaux de plusieurs milliers d’éléments, le coût de compression est compensé par la réduction du volume transmis.</text:p>
      <text:h text:style-name="Heading_20_2" text:outline-level="2"><text:span text:style-name="Strong_20_Emphasis"><text:span text:style-name="T3">5.1 La classe </text:span></text:span><text:span text:style-name="Strong_20_Emphasis"><text:span text:style-name="Source_20_Text"><text:span text:style-name="T4">CrossBitPacker</text:span></text:span></text:span><text:span text:style-name="Strong_20_Emphasis"><text:span text:style-name="T3"> : compression avec chevauchement des bits</text:span></text:span></text:h>
      <text:p text:style-name="P9"><text:span text:style-name="T5">La classe </text:span><text:span text:style-name="Source_20_Text"><text:span text:style-name="T6">CrossBitPacker</text:span></text:span><text:span text:style-name="T5"> implémente une version de la compression </text:span><text:span text:style-name="Strong_20_Emphasis"><text:span text:style-name="T5">Bit Packing</text:span></text:span><text:span text:style-name="T5"> dans laquelle les entiers compressés peuvent être </text:span><text:span text:style-name="Strong_20_Emphasis"><text:span text:style-name="T5">répartis sur deux mots de 32 bits consécutifs</text:span></text:span><text:span text:style-name="T5">.<text:line-break/>Cette approche maximise l’utilisation de l’espace mémoire disponible et permet d’obtenir une </text:span><text:span text:style-name="Strong_20_Emphasis"><text:span text:style-name="T5">compaction binaire optimale</text:span></text:span><text:span text:style-name="T5">, au prix d’une légère complexité dans la gestion des bits.</text:span></text:p>
      <text:h text:style-name="P10" text:outline-level="3">5.1.1 Objectif</text:h>
      <text:p text:style-name="P9"><text:span text:style-name="T5">L’objectif de </text:span><text:span text:style-name="Source_20_Text"><text:span text:style-name="T6">CrossBitPacker</text:span></text:span><text:span text:style-name="T5"> est de réduire la taille d’un tableau d’entiers en regroupant leurs représentations binaires dans un flux compact de bits.<text:line-break/>Contrairement à la version sans chevauchement, cette implémentation autorise une valeur à </text:span><text:span text:style-name="Strong_20_Emphasis"><text:span text:style-name="T5">déborder sur le mot suivant</text:span></text:span><text:span text:style-name="T5"> lorsque les bits restants du mot courant ne suffisent plus.<text:line-break/>Ainsi, aucune perte d’espace n’est observée entre les entiers successifs.</text:span></text:p>
      <text:h text:style-name="P10" text:outline-level="3">5.1.2 Structure et variables principales</text:h>
      <table:table table:name="Tableau2" table:style-name="Tableau2">
        <table:table-column table:style-name="Tableau2.A"/>
        <table:table-column table:style-name="Tableau2.B"/>
        <table:table-header-rows>
          <table:table-row>
            <table:table-cell table:style-name="Tableau2.A1" office:value-type="string">
              <text:p text:style-name="P11">Variable</text:p>
            </table:table-cell>
            <table:table-cell table:style-name="Tableau2.A1" office:value-type="string">
              <text:p text:style-name="P11">Description</text:p>
            </table:table-cell>
          </table:table-row>
        </table:table-header-rows>
        <table:table-row>
          <table:table-cell table:style-name="Tableau2.A1" office:value-type="string">
            <text:p text:style-name="Table_20_Contents"><text:span text:style-name="Source_20_Text"><text:span text:style-name="T7">n</text:span></text:span></text:p>
          </table:table-cell>
          <table:table-cell table:style-name="Tableau2.A1" office:value-type="string">
            <text:p text:style-name="P12">nombre total d’entiers à compresser</text:p>
          </table:table-cell>
        </table:table-row>
        <table:table-row>
          <table:table-cell table:style-name="Tableau2.A1" office:value-type="string">
            <text:p text:style-name="Table_20_Contents"><text:span text:style-name="Source_20_Text"><text:span text:style-name="T7">k</text:span></text:span></text:p>
          </table:table-cell>
          <table:table-cell table:style-name="Tableau2.A1" office:value-type="string">
            <text:p text:style-name="P12">nombre de bits utilisés par valeur</text:p>
          </table:table-cell>
        </table:table-row>
        <table:table-row>
          <table:table-cell table:style-name="Tableau2.A1" office:value-type="string">
            <text:p text:style-name="Table_20_Contents"><text:span text:style-name="Source_20_Text"><text:span text:style-name="T7">compresse[]</text:span></text:span></text:p>
          </table:table-cell>
          <table:table-cell table:style-name="Tableau2.A1" office:value-type="string">
            <text:p text:style-name="P12">tableau d’entiers contenant les bits compressés</text:p>
          </table:table-cell>
        </table:table-row>
      </table:table>
      <text:p text:style-name="P9"><text:span text:style-name="T5">Le paramètre </text:span><text:span text:style-name="Source_20_Text"><text:span text:style-name="T6">k</text:span></text:span><text:span text:style-name="T5"> est déterminé dynamiquement à partir du plus grand entier du tableau d’entrée, grâce à la fonction </text:span><text:span text:style-name="Source_20_Text"><text:span text:style-name="T6">bitsNeeded()</text:span></text:span><text:span text:style-name="T5">.<text:line-break/>Si </text:span><text:span text:style-name="Source_20_Text"><text:span text:style-name="T6">k</text:span></text:span><text:span text:style-name="T5"> dépasse 32, il est borné à cette valeur, garantissant que chaque valeur compressée tienne au maximum sur deux entiers de 32 bits.</text:span></text:p>
      <text:h text:style-name="P10" text:outline-level="3">5.1.3 Méthode <text:span text:style-name="Source_20_Text"><text:span text:style-name="T7">compress(int[] tab)</text:span></text:span></text:h>
      <text:p text:style-name="P9"><text:span text:style-name="T5">Cette méthode constitue le cœur de la classe.<text:line-break/>Elle commence par calculer la taille maximale (</text:span><text:span text:style-name="Source_20_Text"><text:span text:style-name="T6">max</text:span></text:span><text:span text:style-name="T5">) et en déduit le nombre de bits nécessaires (</text:span><text:span text:style-name="Source_20_Text"><text:span text:style-name="T6">k</text:span></text:span><text:span text:style-name="T5">).<text:line-break/>La taille totale en bits est ensuite donnée par :</text:span></text:p>
      <text:p text:style-name="P13">totalBits=n×k</text:p>
      <text:p text:style-name="P9"><text:soft-page-break/><text:span text:style-name="T5">Le tableau </text:span><text:span text:style-name="Source_20_Text"><text:span text:style-name="T6">compresse[]</text:span></text:span><text:span text:style-name="T5"> est dimensionné pour contenir cette séquence binaire complète :</text:span></text:p>
      <text:p text:style-name="P13">tailleSortie=<text:span text:style-name="T8">(</text:span>totalBits+3<text:span text:style-name="T8">1)/32</text:span></text:p>
      <text:p text:style-name="P13">Pour chaque entier du tableau :</text:p>
      <text:list text:style-name="L4">
        <text:list-item>
          <text:p text:style-name="P14"><text:span text:style-name="T5">On calcule sa position bit à bit dans le flux compressé (</text:span><text:span text:style-name="Source_20_Text"><text:span text:style-name="T6">bitpos = i * k</text:span></text:span><text:span text:style-name="T5">), puis le mot (</text:span><text:span text:style-name="Source_20_Text"><text:span text:style-name="T6">word</text:span></text:span><text:span text:style-name="T5">) et le décalage (</text:span><text:span text:style-name="Source_20_Text"><text:span text:style-name="T6">offset</text:span></text:span><text:span text:style-name="T5">) correspondants.</text:span></text:p>
        </text:list-item>
        <text:list-item>
          <text:p text:style-name="P14"><text:span text:style-name="T5">Si le champ compressé </text:span><text:span text:style-name="Strong_20_Emphasis"><text:span text:style-name="T5">tient dans un seul mot de 32 bits</text:span></text:span><text:span text:style-name="T5">, il est inséré directement par décalage gauche (</text:span><text:span text:style-name="Source_20_Text"><text:span text:style-name="T6">val &lt;&lt; offset</text:span></text:span><text:span text:style-name="T5">).</text:span></text:p>
        </text:list-item>
        <text:list-item>
          <text:p text:style-name="P14"><text:span text:style-name="T5">Si le champ </text:span><text:span text:style-name="Strong_20_Emphasis"><text:span text:style-name="T5">déborde sur le mot suivant</text:span></text:span><text:span text:style-name="T5">, on le divise en deux parties :</text:span></text:p>
          <text:list>
            <text:list-item>
              <text:p text:style-name="P14"><text:span text:style-name="Source_20_Text"><text:span text:style-name="T6">poidsFaible</text:span></text:span><text:span text:style-name="T5"> (bits stockés dans le mot courant)</text:span></text:p>
            </text:list-item>
            <text:list-item>
              <text:p text:style-name="P14"><text:span text:style-name="Source_20_Text"><text:span text:style-name="T6">poidsFort</text:span></text:span><text:span text:style-name="T5"> (bits stockés dans le mot suivant)</text:span></text:p>
            </text:list-item>
          </text:list>
        </text:list-item>
      </text:list>
      <text:p text:style-name="P13">Le code suivant illustre cette logique :</text:p>
      <text:p text:style-name="P15"><text:span text:style-name="Source_20_Text"><text:span text:style-name="T6">if (offset + k &lt;= 32) {</text:span></text:span></text:p>
      <text:p text:style-name="P16"><text:span text:style-name="Source_20_Text"><text:span text:style-name="T6"><text:s text:c="4"/>compresse[word] |= (val &lt;&lt; offset);</text:span></text:span></text:p>
      <text:p text:style-name="P16"><text:span text:style-name="Source_20_Text"><text:span text:style-name="T6">} else {</text:span></text:span></text:p>
      <text:p text:style-name="P16"><text:span text:style-name="Source_20_Text"><text:span text:style-name="T6"><text:s text:c="4"/>int nbrbitsfaible = 32 - offset;</text:span></text:span></text:p>
      <text:p text:style-name="P16"><text:span text:style-name="Source_20_Text"><text:span text:style-name="T6"><text:s text:c="4"/>int lowMask = maskLow(nbrbitsfaible);</text:span></text:span></text:p>
      <text:p text:style-name="P16"><text:span text:style-name="Source_20_Text"><text:span text:style-name="T6"><text:s text:c="4"/>int poidsFaible = val &amp; lowMask;</text:span></text:span></text:p>
      <text:p text:style-name="P16"><text:span text:style-name="Source_20_Text"><text:span text:style-name="T6"><text:s text:c="4"/>int poidsFort = val &gt;&gt;&gt; nbrbitsfaible;</text:span></text:span></text:p>
      <text:p text:style-name="P16"><text:span text:style-name="Source_20_Text"><text:span text:style-name="T6"><text:s text:c="4"/>compresse[word] |= (poidsFaible &lt;&lt; offset);</text:span></text:span></text:p>
      <text:p text:style-name="P16"><text:span text:style-name="Source_20_Text"><text:span text:style-name="T6"><text:s text:c="4"/>compresse[word + 1] |= poidsFort;</text:span></text:span></text:p>
      <text:p text:style-name="P16"><text:span text:style-name="Source_20_Text"><text:span text:style-name="T6">}</text:span></text:span></text:p>
      <text:p text:style-name="P13">Grâce à ce procédé, la compression exploite au maximum chaque bit disponible sans espace perdu.</text:p>
      <text:h text:style-name="P10" text:outline-level="3">5.1.4 Méthode <text:span text:style-name="Source_20_Text"><text:span text:style-name="T7">decompress(int[] tab)</text:span></text:span></text:h>
      <text:p text:style-name="P9"><text:span text:style-name="T5">La décompression repose sur la même logique de positionnement bit à bit.<text:line-break/></text:span><text:soft-page-break/><text:span text:style-name="T5">Pour chaque élément à reconstruire, la méthode appelle </text:span><text:span text:style-name="Source_20_Text"><text:span text:style-name="T6">get(i)</text:span></text:span><text:span text:style-name="T5">, qui lit les bits correspondants depuis le flux </text:span><text:span text:style-name="Source_20_Text"><text:span text:style-name="T6">compresse[]</text:span></text:span><text:span text:style-name="T5">.<text:line-break/>Le résultat est ensuite replacé dans le tableau de sortie.</text:span></text:p>
      <text:p text:style-name="P9"><text:span text:style-name="T5">Ce choix d’implémentation assure la </text:span><text:span text:style-name="Strong_20_Emphasis"><text:span text:style-name="T5">symétrie parfaite</text:span></text:span><text:span text:style-name="T5"> entre compression et décompression, et facilite la vérification de correction (</text:span><text:span text:style-name="Source_20_Text"><text:span text:style-name="T6">Arrays.equals()</text:span></text:span><text:span text:style-name="T5">).</text:span></text:p>
      <text:h text:style-name="P10" text:outline-level="3">5.1.5 Méthode <text:span text:style-name="Source_20_Text"><text:span text:style-name="T7">get(int i)</text:span></text:span></text:h>
      <text:p text:style-name="P9"><text:span text:style-name="T5">La fonction </text:span><text:span text:style-name="Source_20_Text"><text:span text:style-name="T6">get()</text:span></text:span><text:span text:style-name="T5"> permet d’accéder directement à la </text:span><text:span text:style-name="Emphasis"><text:span text:style-name="T5">i</text:span></text:span><text:span text:style-name="T5">-ème valeur compressée sans décompresser le tableau entier.<text:line-break/>Elle identifie la position du champ correspondant (</text:span><text:span text:style-name="Source_20_Text"><text:span text:style-name="T6">bitpos</text:span></text:span><text:span text:style-name="T5">, </text:span><text:span text:style-name="Source_20_Text"><text:span text:style-name="T6">word</text:span></text:span><text:span text:style-name="T5">, </text:span><text:span text:style-name="Source_20_Text"><text:span text:style-name="T6">offset</text:span></text:span><text:span text:style-name="T5">), puis :</text:span></text:p>
      <text:list text:style-name="L5">
        <text:list-item>
          <text:p text:style-name="P17">extrait la valeur directement si elle est contenue dans un seul mot,</text:p>
        </text:list-item>
        <text:list-item>
          <text:p text:style-name="P17">ou recompose la valeur à partir de deux mots consécutifs si elle est divisée.</text:p>
        </text:list-item>
      </text:list>
      <text:p text:style-name="P15"><text:span text:style-name="Source_20_Text"><text:span text:style-name="T6">if (offset + k &lt;= 32) {</text:span></text:span></text:p>
      <text:p text:style-name="P16"><text:span text:style-name="Source_20_Text"><text:span text:style-name="T6"><text:s text:c="4"/>int w = compresse[word];</text:span></text:span></text:p>
      <text:p text:style-name="P16"><text:span text:style-name="Source_20_Text"><text:span text:style-name="T6"><text:s text:c="4"/>return (w &gt;&gt;&gt; offset) &amp; maskLow(k);</text:span></text:span></text:p>
      <text:p text:style-name="P16"><text:span text:style-name="Source_20_Text"><text:span text:style-name="T6">} else {</text:span></text:span></text:p>
      <text:p text:style-name="P16"><text:span text:style-name="Source_20_Text"><text:span text:style-name="T6"><text:s text:c="4"/>int nbrbitsfaible = 32 - offset;</text:span></text:span></text:p>
      <text:p text:style-name="P16"><text:span text:style-name="Source_20_Text"><text:span text:style-name="T6"><text:s text:c="4"/>int poidsFaible = (compresse[word] &gt;&gt;&gt; offset) &amp; maskLow(nbrbitsfaible);</text:span></text:span></text:p>
      <text:p text:style-name="P16"><text:span text:style-name="Source_20_Text"><text:span text:style-name="T6"><text:s text:c="4"/>int poidsFort = compresse[word + 1] &amp; maskLow(k - nbrbitsfaible);</text:span></text:span></text:p>
      <text:p text:style-name="P16"><text:span text:style-name="Source_20_Text"><text:span text:style-name="T6"><text:s text:c="4"/>return (poidsFort &lt;&lt; nbrbitsfaible) | poidsFaible;</text:span></text:span></text:p>
      <text:p text:style-name="P16"><text:span text:style-name="Source_20_Text"><text:span text:style-name="T6">}</text:span></text:span></text:p>
      <text:p text:style-name="P18"><text:span text:style-name="T9">Cette méthode conserve un </text:span><text:span text:style-name="Strong_20_Emphasis"><text:span text:style-name="T9">temps d’accès constant O(1)</text:span></text:span><text:span text:style-name="T9">, ce qui est crucial pour des applications de transmission ou de traitement en flux.<text:line-break/><text:line-break/></text:span>5.2 La classe <text:span text:style-name="Source_20_Text">NoCrossBitPacker</text:span></text:p>
      <text:p text:style-name="P19">La classe <text:span text:style-name="Source_20_Text">NoCrossBitPacker</text:span> implémente une version simplifiée du Bit Packing.<text:line-break/>Contrairement à <text:span text:style-name="Source_20_Text">CrossBitPacker</text:span>, elle <text:span text:style-name="Strong_20_Emphasis">ne permet pas le chevauchement des bits</text:span> entre deux mots de 32 bits.<text:line-break/>Chaque mot binaire contient un nombre fixe de valeurs compressées, ce qui facilite la lecture et la maintenance du code, au prix d’un léger gaspillage d’espace dans <text:soft-page-break/>certains cas.</text:p>
      <text:h text:style-name="P20" text:outline-level="3"><text:span text:style-name="T10">5.2.1 Objectif</text:span></text:h>
      <text:p text:style-name="P21">L’objectif principal de cette implémentation est de <text:span text:style-name="Strong_20_Emphasis">simplifier la logique de compression</text:span> tout en conservant un bon taux de compaction.<text:line-break/>En divisant l’espace de 32 bits en plusieurs segments de taille fixe <text:span text:style-name="Source_20_Text">k</text:span>, on évite d’avoir à gérer les cas complexes où une valeur déborde sur deux mots consécutifs.</text:p>
      <text:p text:style-name="P21">Cette approche garantit une <text:span text:style-name="Strong_20_Emphasis">structure régulière</text:span> du flux compressé, plus simple à manipuler lors de la décompression et des accès directs.</text:p>
      <text:h text:style-name="P22" text:outline-level="3"><text:span text:style-name="T10">5.2.2 Structure et variables principales</text:span></text:h>
      <table:table table:name="Tableau3" table:style-name="Tableau3">
        <table:table-column table:style-name="Tableau3.A"/>
        <table:table-column table:style-name="Tableau3.B"/>
        <table:table-header-rows>
          <table:table-row>
            <table:table-cell table:style-name="Tableau3.A1" office:value-type="string">
              <text:p text:style-name="Table_20_Heading">Variable</text:p>
            </table:table-cell>
            <table:table-cell table:style-name="Tableau3.A1" office:value-type="string">
              <text:p text:style-name="Table_20_Heading">Description</text:p>
            </table:table-cell>
          </table:table-row>
        </table:table-header-rows>
        <table:table-row>
          <table:table-cell table:style-name="Tableau3.A1" office:value-type="string">
            <text:p text:style-name="Table_20_Contents"><text:span text:style-name="Source_20_Text">n</text:span></text:p>
          </table:table-cell>
          <table:table-cell table:style-name="Tableau3.A1" office:value-type="string">
            <text:p text:style-name="Table_20_Contents">nombre total d’entiers à compresser</text:p>
          </table:table-cell>
        </table:table-row>
        <table:table-row>
          <table:table-cell table:style-name="Tableau3.A1" office:value-type="string">
            <text:p text:style-name="Table_20_Contents"><text:span text:style-name="Source_20_Text">k</text:span></text:p>
          </table:table-cell>
          <table:table-cell table:style-name="Tableau3.A1" office:value-type="string">
            <text:p text:style-name="Table_20_Contents">nombre de bits utilisés par valeur</text:p>
          </table:table-cell>
        </table:table-row>
        <table:table-row>
          <table:table-cell table:style-name="Tableau3.A1" office:value-type="string">
            <text:p text:style-name="Table_20_Contents"><text:span text:style-name="Source_20_Text">compresse[]</text:span></text:p>
          </table:table-cell>
          <table:table-cell table:style-name="Tableau3.A1" office:value-type="string">
            <text:p text:style-name="Table_20_Contents">tableau d’entiers représentant les données compressées</text:p>
          </table:table-cell>
        </table:table-row>
        <table:table-row>
          <table:table-cell table:style-name="Tableau3.A1" office:value-type="string">
            <text:p text:style-name="Table_20_Contents"><text:span text:style-name="Source_20_Text">valuesPerWord</text:span></text:p>
          </table:table-cell>
          <table:table-cell table:style-name="Tableau3.A1" office:value-type="string">
            <text:p text:style-name="Table_20_Contents">nombre de valeurs stockées dans un mot de 32 bits</text:p>
          </table:table-cell>
        </table:table-row>
      </table:table>
      <text:p text:style-name="P19">La variable <text:span text:style-name="Source_20_Text">valuesPerWord</text:span> joue un rôle clé : elle indique combien de valeurs peuvent être contenues dans un seul entier de 32 bits selon la taille <text:span text:style-name="Source_20_Text">k</text:span>.<text:line-break/>Ainsi, la mémoire est découpée en blocs homogènes de même taille.</text:p>
      <text:h text:style-name="P20" text:outline-level="3"><text:span text:style-name="T10">5.2.3 Méthode </text:span><text:span text:style-name="Source_20_Text"><text:span text:style-name="T10">compress(int[] tab)</text:span></text:span></text:h>
      <text:p text:style-name="P21">La méthode <text:span text:style-name="Source_20_Text">compress()</text:span> effectue les étapes suivantes :</text:p>
      <text:list text:style-name="L6">
        <text:list-item>
          <text:p text:style-name="P23"><text:span text:style-name="Strong_20_Emphasis">Calcul du nombre de bits nécessaires</text:span><text:line-break/>On parcourt le tableau d’entrée pour trouver la valeur maximale (<text:span text:style-name="Source_20_Text">max</text:span>) et déterminer <text:span text:style-name="Source_20_Text">k = bitsNeeded(max)</text:span>.<text:line-break/>Si <text:span text:style-name="Source_20_Text">k &gt; 32</text:span>, il est borné à 32.</text:p>
        </text:list-item>
        <text:list-item>
          <text:p text:style-name="P23"><text:span text:style-name="Strong_20_Emphasis">Détermination du nombre de valeurs par mot</text:span><text:line-break/>Le nombre de valeurs stockables par mot est calculé comme :</text:p>
          <text:p text:style-name="P23">valuesPerWord=32kvaluesPerWord = \frac{32}{k}valuesPerWord=k32​ </text:p>
          <text:p text:style-name="P23">Si ce résultat vaut zéro (cas extrême), il est corrigé à 1.</text:p>
        </text:list-item>
        <text:list-item>
          <text:p text:style-name="P23"><text:span text:style-name="Strong_20_Emphasis">Allocation du tableau compressé</text:span><text:line-break/>La longueur de sortie est donnée par :</text:p>
          <text:p text:style-name="P23">outLen=n+valuesPerWord−1valuesPerWordoutLen = \frac{n + valuesPerWord <text:soft-page-break/>- 1}{valuesPerWord}outLen=valuesPerWordn+valuesPerWord−1​ </text:p>
          <text:p text:style-name="P23">ce qui garantit que toutes les valeurs trouveront leur place.</text:p>
        </text:list-item>
        <text:list-item>
          <text:p text:style-name="P23"><text:span text:style-name="Strong_20_Emphasis">Insertion des valeurs compressées</text:span><text:line-break/>Chaque valeur est placée dans le mot correspondant, à la position déterminée par son indice :</text:p>
          <text:list>
            <text:list-item>
              <text:p text:style-name="P23"><text:span text:style-name="Source_20_Text">word = i / valuesPerWord</text:span></text:p>
            </text:list-item>
            <text:list-item>
              <text:p text:style-name="P23"><text:span text:style-name="Source_20_Text">slot = i % valuesPerWord</text:span></text:p>
            </text:list-item>
            <text:list-item>
              <text:p text:style-name="P23"><text:span text:style-name="Source_20_Text">offset = slot * k</text:span></text:p>
            </text:list-item>
          </text:list>
          <text:p text:style-name="P23">Le code d’écriture est le suivant :</text:p>
          <text:p text:style-name="P24"><text:span text:style-name="Source_20_Text">int val = tab[i] &amp; maskLow(k);</text:span></text:p>
          <text:p text:style-name="P25"><text:span text:style-name="Source_20_Text">compresse[word] |= (val &lt;&lt; offset);</text:span></text:p>
        </text:list-item>
      </text:list>
      <text:p text:style-name="P21">Chaque mot contient ainsi un nombre fixe de valeurs successives, toutes alignées sans chevauchement.</text:p>
      <text:h text:style-name="P22" text:outline-level="3"><text:span text:style-name="T10">5.2.4 Méthode </text:span><text:span text:style-name="Source_20_Text"><text:span text:style-name="T10">decompress(int[] tab)</text:span></text:span></text:h>
      <text:p text:style-name="P21">La méthode <text:span text:style-name="Source_20_Text">decompress()</text:span> reconstruit le tableau d’origine en appelant <text:span text:style-name="Source_20_Text">get(i)</text:span> pour chaque indice <text:span text:style-name="Source_20_Text">i</text:span>.<text:line-break/>La lecture est très simple puisque les valeurs sont stockées de manière alignée et régulière dans chaque mot.<text:line-break/>Il n’y a <text:span text:style-name="Strong_20_Emphasis">aucune gestion de débordement</text:span> à effectuer, ce qui rend la décompression extrêmement rapide.</text:p>
      <text:h text:style-name="P22" text:outline-level="3"><text:span text:style-name="T10">5.2.5 Méthode </text:span><text:span text:style-name="Source_20_Text"><text:span text:style-name="T10">get(int i)</text:span></text:span></text:h>
      <text:p text:style-name="P21">Cette méthode permet d’accéder directement à la <text:span text:style-name="Emphasis">i</text:span>-ème valeur sans décompresser l’ensemble du tableau.<text:line-break/>L’algorithme localise le mot correspondant et extrait la valeur en appliquant un décalage à droite (<text:span text:style-name="Source_20_Text">&gt;&gt;&gt; offset</text:span>) et un masque binaire (<text:span text:style-name="Source_20_Text">maskLow(k)</text:span>).</text:p>
      <text:p text:style-name="P26"><text:span text:style-name="Source_20_Text">int word = i / valuesPerWord;</text:span></text:p>
      <text:p text:style-name="P27"><text:span text:style-name="Source_20_Text">int slot = i % valuesPerWord;</text:span></text:p>
      <text:p text:style-name="P27"><text:span text:style-name="Source_20_Text">int offset = slot * k;</text:span></text:p>
      <text:p text:style-name="P27"><text:soft-page-break/><text:span text:style-name="Source_20_Text">int w = compresse[word];</text:span></text:p>
      <text:p text:style-name="P27"><text:span text:style-name="Source_20_Text">return (w &gt;&gt;&gt; offset) &amp; maskLow(k);</text:span></text:p>
      <text:p text:style-name="P21">Cette approche garantit un <text:span text:style-name="Strong_20_Emphasis">accès constant (O(1))</text:span>, idéal pour des opérations répétées ou aléatoires sur des données compressées.</text:p>
      <text:h text:style-name="P28" text:outline-level="3">5.2.6 Synthèse rapide</text:h>
      <text:p text:style-name="P29"><text:span text:style-name="Source_20_Text"><text:span text:style-name="T11">NoCrossBitPacker</text:span></text:span><text:span text:style-name="T12"> est une version plus simple et plus régulière du Bit Packing.<text:line-break/>Elle offre un bon compromis entre </text:span><text:span text:style-name="Strong_20_Emphasis"><text:span text:style-name="T12">efficacité</text:span></text:span><text:span text:style-name="T12"> et </text:span><text:span text:style-name="Strong_20_Emphasis"><text:span text:style-name="T12">lisibilité du code</text:span></text:span><text:span text:style-name="T12">, tout en maintenant un accès direct rapide aux données compressées.<text:line-break/>Son absence de chevauchement facilite grandement la maintenance et la vérification de la justesse des opérations.</text:span></text:p>
      <text:h text:style-name="P3" text:outline-level="2">5. La classe <text:span text:style-name="Source_20_Text"><text:span text:style-name="T7">OverflowBitPacker</text:span></text:span> : compression adaptative avec zone de débordement</text:h>
      <text:p text:style-name="P30">La classe <text:span text:style-name="Source_20_Text"><text:span text:style-name="T7">OverflowBitPacker</text:span></text:span> représente la <text:span text:style-name="Strong_20_Emphasis">version la plus évoluée</text:span> du mécanisme de compression d’entiers mis en œuvre dans ce projet.<text:line-break/>Elle a pour objectif d’optimiser le <text:span text:style-name="Strong_20_Emphasis">taux de compression</text:span> en s’adaptant automatiquement à la <text:span text:style-name="Strong_20_Emphasis">répartition des valeurs</text:span> dans le tableau d’entrée, tout en garantissant un <text:span text:style-name="Strong_20_Emphasis">accès direct</text:span> à chaque élément après compression.</text:p>
      <text:p text:style-name="P30">Contrairement aux approches classiques (<text:span text:style-name="Source_20_Text"><text:span text:style-name="T7">CrossBitPacker</text:span></text:span> et <text:span text:style-name="Source_20_Text"><text:span text:style-name="T7">NoCrossBitPacker</text:span></text:span>), qui utilisent un même nombre de bits <text:span text:style-name="Source_20_Text"><text:span text:style-name="T7">k</text:span></text:span> pour tous les éléments, cette version introduit une <text:span text:style-name="Strong_20_Emphasis">zone de débordement</text:span> (<text:span text:style-name="Emphasis">overflow area</text:span>) destinée à stocker les valeurs exceptionnelles nécessitant davantage de bits que la majorité.</text:p>
      <text:h text:style-name="P31" text:outline-level="3">5.1 Objectif et principe général</text:h>
      <text:p text:style-name="P30">L’idée de base repose sur un constat simple : dans un grand tableau d’entiers, la majorité des valeurs peut être représentée sur un petit nombre de bits, tandis que quelques valeurs isolées exigent davantage de bits.<text:line-break/>Les méthodes classiques imposent de réserver <text:span text:style-name="Source_20_Text"><text:span text:style-name="T7">k</text:span></text:span> bits pour <text:span text:style-name="Strong_20_Emphasis">tous</text:span> les éléments, où <text:span text:style-name="Source_20_Text"><text:span text:style-name="T7">k</text:span></text:span> correspond à la taille nécessaire pour représenter la valeur la plus grande.<text:line-break/>Cela provoque un <text:span text:style-name="Strong_20_Emphasis">gaspillage d’espace binaire</text:span>, puisque la majorité des entiers n’utilise pas toute cette capacité.</text:p>
      <text:p text:style-name="P30"><text:span text:style-name="Source_20_Text"><text:span text:style-name="T7">OverflowBitPacker</text:span></text:span> remédie à ce problème en séparant les données en deux ensembles :</text:p>
      <text:list text:style-name="L7">
        <text:list-item>
          <text:p text:style-name="P32">une <text:span text:style-name="Strong_20_Emphasis">zone principale</text:span> contenant la majorité des valeurs, encodées sur un petit nombre de bits <text:span text:style-name="Source_20_Text"><text:span text:style-name="T7">petitK</text:span></text:span> ;</text:p>
        </text:list-item>
        <text:list-item>
          <text:p text:style-name="P32">une <text:span text:style-name="Strong_20_Emphasis">zone de débordement</text:span>, qui stocke uniquement les valeurs trop grandes pour être représentées sur <text:span text:style-name="Source_20_Text"><text:span text:style-name="T7">petitK</text:span></text:span> bits.</text:p>
        </text:list-item>
      </text:list>
      <text:p text:style-name="P30">Chaque champ compressé contient alors un <text:span text:style-name="Strong_20_Emphasis">bit de drapeau</text:span> (<text:span text:style-name="Source_20_Text"><text:span text:style-name="T7">flag</text:span></text:span>) indiquant si la valeur est stockée directement ou bien dans la zone de débordement :</text:p>
      <text:list text:style-name="L8">
        <text:list-item>
          <text:p text:style-name="P33"><text:soft-page-break/><text:span text:style-name="Source_20_Text"><text:span text:style-name="T7">flag = 0</text:span></text:span> → la valeur est stockée directement sur <text:span text:style-name="Source_20_Text"><text:span text:style-name="T7">petitK</text:span></text:span> bits ;</text:p>
        </text:list-item>
        <text:list-item>
          <text:p text:style-name="P33"><text:span text:style-name="Source_20_Text"><text:span text:style-name="T7">flag = 1</text:span></text:span> → le champ contient un index vers la position de la valeur réelle dans la zone de débordement.</text:p>
        </text:list-item>
      </text:list>
      <text:p text:style-name="P30">Ce mécanisme assure une <text:span text:style-name="Strong_20_Emphasis">compression fine</text:span> et <text:span text:style-name="Strong_20_Emphasis">non destructive</text:span>, tout en conservant la possibilité d’un accès direct à n’importe quel élément du tableau compressé.</text:p>
      <text:h text:style-name="P31" text:outline-level="3">5.2 Structure interne et variables principales</text:h>
      <text:p text:style-name="P30">La classe repose sur plusieurs attributs essentiels :</text:p>
      <table:table table:name="Tableau1" table:style-name="Tableau1">
        <table:table-column table:style-name="Tableau1.A"/>
        <table:table-column table:style-name="Tableau1.B"/>
        <table:table-header-rows>
          <table:table-row>
            <table:table-cell table:style-name="Tableau1.A1" office:value-type="string">
              <text:p text:style-name="P11">Variable</text:p>
            </table:table-cell>
            <table:table-cell table:style-name="Tableau1.A1" office:value-type="string">
              <text:p text:style-name="P11">Description</text:p>
            </table:table-cell>
          </table:table-row>
        </table:table-header-rows>
        <table:table-row>
          <table:table-cell table:style-name="Tableau1.A1" office:value-type="string">
            <text:p text:style-name="Table_20_Contents"><text:span text:style-name="Source_20_Text"><text:span text:style-name="T7">taille</text:span></text:span></text:p>
          </table:table-cell>
          <table:table-cell table:style-name="Tableau1.A1" office:value-type="string">
            <text:p text:style-name="P12">Nombre total d’entiers à compresser</text:p>
          </table:table-cell>
        </table:table-row>
        <table:table-row>
          <table:table-cell table:style-name="Tableau1.A1" office:value-type="string">
            <text:p text:style-name="Table_20_Contents"><text:span text:style-name="Source_20_Text"><text:span text:style-name="T7">petitK</text:span></text:span></text:p>
          </table:table-cell>
          <table:table-cell table:style-name="Tableau1.A1" office:value-type="string">
            <text:p text:style-name="P12">Nombre de bits utilisés pour la majorité des valeurs</text:p>
          </table:table-cell>
        </table:table-row>
        <table:table-row>
          <table:table-cell table:style-name="Tableau1.A1" office:value-type="string">
            <text:p text:style-name="Table_20_Contents"><text:span text:style-name="Source_20_Text"><text:span text:style-name="T7">bitsChamp</text:span></text:span></text:p>
          </table:table-cell>
          <table:table-cell table:style-name="Tableau1.A1" office:value-type="string">
            <text:p text:style-name="P12">Taille totale d’un champ compressé (1 bit de drapeau + contenu)</text:p>
          </table:table-cell>
        </table:table-row>
        <table:table-row>
          <table:table-cell table:style-name="Tableau1.A1" office:value-type="string">
            <text:p text:style-name="Table_20_Contents"><text:span text:style-name="Source_20_Text"><text:span text:style-name="T7">nbDebordement</text:span></text:span></text:p>
          </table:table-cell>
          <table:table-cell table:style-name="Tableau1.A1" office:value-type="string">
            <text:p text:style-name="P12">Nombre de valeurs déportées dans la zone de débordement</text:p>
          </table:table-cell>
        </table:table-row>
        <table:table-row>
          <table:table-cell table:style-name="Tableau1.A1" office:value-type="string">
            <text:p text:style-name="Table_20_Contents"><text:span text:style-name="Source_20_Text"><text:span text:style-name="T7">valeursDebordement[]</text:span></text:span></text:p>
          </table:table-cell>
          <table:table-cell table:style-name="Tableau1.A1" office:value-type="string">
            <text:p text:style-name="P12">Tableau contenant les valeurs réelles des débordements</text:p>
          </table:table-cell>
        </table:table-row>
        <table:table-row>
          <table:table-cell table:style-name="Tableau1.A1" office:value-type="string">
            <text:p text:style-name="Table_20_Contents"><text:span text:style-name="Source_20_Text"><text:span text:style-name="T7">champsPackes[]</text:span></text:span></text:p>
          </table:table-cell>
          <table:table-cell table:style-name="Tableau1.A1" office:value-type="string">
            <text:p text:style-name="P12">Tableau d’entiers représentant la séquence binaire compressée</text:p>
          </table:table-cell>
        </table:table-row>
      </table:table>
      <text:p text:style-name="P30">L’organisation de la mémoire compressée suit donc cette structure :</text:p>
      <text:p text:style-name="P34"><text:span text:style-name="Source_20_Text"><text:span text:style-name="T7">| En-tête (n, petitK, bitsChamp, nbDebordement) | Champs compressés | Zone de débordement |</text:span></text:span></text:p>
      <text:h text:style-name="P31" text:outline-level="3">5.3 Calcul automatique du paramètre optimal <text:span text:style-name="Source_20_Text"><text:span text:style-name="T7">petitK</text:span></text:span></text:h>
      <text:p text:style-name="P30">Le choix du nombre de bits <text:span text:style-name="Source_20_Text"><text:span text:style-name="T7">petitK</text:span></text:span> constitue l’élément central de l’algorithme.<text:line-break/>Celui-ci est déterminé automatiquement à partir d’une <text:span text:style-name="Strong_20_Emphasis">minimisation du coût total en bits</text:span> :</text:p>
      <text:p text:style-name="P35">totalBits = n×bitsChamp+nbDebordement×32 </text:p>
      <text:p text:style-name="P30">où :</text:p>
      <text:p text:style-name="P30">bitsChamp= 1 + max⁡(petitK,bitsNeeded(nbDebordement−1))</text:p>
      <text:p text:style-name="P30">Le premier terme représente le coût de la zone principale, et le second celui de la zone de débordement (chaque valeur de débordement occupant 32 bits).</text:p>
      <text:p text:style-name="P30">L’algorithme parcourt toutes les valeurs candidates de <text:span text:style-name="Source_20_Text"><text:span text:style-name="T7">petitK</text:span></text:span> comprises entre 0 et le nombre de bits nécessaires à la plus grande valeur du tableau (<text:span text:style-name="Source_20_Text"><text:span text:style-name="T7">bitsMax</text:span></text:span>).<text:line-break/>Pour chaque candidat, il calcule :</text:p>
      <text:list text:style-name="L9">
        <text:list-item>
          <text:p text:style-name="P36">le <text:span text:style-name="Strong_20_Emphasis">nombre de valeurs en débordement</text:span> (<text:span text:style-name="Source_20_Text"><text:span text:style-name="T7">nbDebordement</text:span></text:span>),</text:p>
        </text:list-item>
        <text:list-item>
          <text:p text:style-name="P36">la <text:span text:style-name="Strong_20_Emphasis">taille totale du flux compressé</text:span> (<text:span text:style-name="Source_20_Text"><text:span text:style-name="T7">totalBits</text:span></text:span>).</text:p>
        </text:list-item>
      </text:list>
      <text:p text:style-name="P30">Le <text:span text:style-name="Source_20_Text"><text:span text:style-name="T7">petitK</text:span></text:span> minimisant ce total est retenu comme <text:span text:style-name="Strong_20_Emphasis">meilleure configuration</text:span>.<text:line-break/>Cette approche adaptative permet d’ajuster dynamiquement la compression à la distribution réelle des données.</text:p>
      <text:h text:style-name="P31" text:outline-level="3">5.4 Étapes de la compression</text:h>
      <text:p text:style-name="P30">Le processus de compression dans <text:span text:style-name="Source_20_Text"><text:span text:style-name="T7">OverflowBitPacker</text:span></text:span> se déroule en plusieurs étapes bien définies :</text:p>
      <text:list text:style-name="L10">
        <text:list-item>
          <text:p text:style-name="P37"><text:span text:style-name="Strong_20_Emphasis">Analyse préliminaire</text:span><text:line-break/>Pour chaque entier du tableau d’entrée, on calcule le nombre minimal de bits nécessaires (<text:span text:style-name="Source_20_Text"><text:span text:style-name="T7">bitsnecessaires[]</text:span></text:span>) à sa représentation.<text:line-break/><text:soft-page-break/>Cela permet de détecter les valeurs susceptibles de provoquer un débordement.</text:p>
        </text:list-item>
        <text:list-item>
          <text:p text:style-name="P37"><text:span text:style-name="Strong_20_Emphasis">Recherche du meilleur </text:span><text:span text:style-name="Strong_20_Emphasis"><text:span text:style-name="Source_20_Text"><text:span text:style-name="T7">petitK</text:span></text:span></text:span><text:line-break/>L’algorithme évalue toutes les valeurs candidates de <text:span text:style-name="Source_20_Text"><text:span text:style-name="T7">petitK</text:span></text:span> et conserve celle minimisant la taille totale du flux binaire (voir formule précédente).</text:p>
        </text:list-item>
        <text:list-item>
          <text:p text:style-name="P37"><text:span text:style-name="Strong_20_Emphasis">Création de la zone de débordement</text:span><text:line-break/>Les valeurs ne pouvant être codées sur <text:span text:style-name="Source_20_Text"><text:span text:style-name="T7">petitK</text:span></text:span> bits sont transférées dans une liste <text:span text:style-name="Source_20_Text"><text:span text:style-name="T7">valeursDebordement[]</text:span></text:span>.<text:line-break/>Chaque valeur de cette zone reçoit un <text:span text:style-name="Strong_20_Emphasis">indice</text:span> unique permettant de la retrouver facilement lors de la décompression.</text:p>
        </text:list-item>
        <text:list-item>
          <text:p text:style-name="P37"><text:span text:style-name="Strong_20_Emphasis">Construction du flux compressé (</text:span><text:span text:style-name="Strong_20_Emphasis"><text:span text:style-name="Source_20_Text"><text:span text:style-name="T7">champsPackes[]</text:span></text:span></text:span><text:span text:style-name="Strong_20_Emphasis">)</text:span><text:line-break/>Pour chaque élément du tableau :</text:p>
          <text:list>
            <text:list-item>
              <text:p text:style-name="P37">Si la valeur tient sur <text:span text:style-name="Source_20_Text"><text:span text:style-name="T7">petitK</text:span></text:span> bits → on stocke directement la valeur avec <text:span text:style-name="Source_20_Text"><text:span text:style-name="T7">flag = 0</text:span></text:span>.</text:p>
            </text:list-item>
            <text:list-item>
              <text:p text:style-name="P37">Sinon → on stocke l’indice de débordement avec <text:span text:style-name="Source_20_Text"><text:span text:style-name="T7">flag = 1</text:span></text:span>.<text:line-break/>L’ensemble est encodé dans des mots de 32 bits, en gérant le cas particulier des valeurs chevauchant deux mots consécutifs.</text:p>
            </text:list-item>
          </text:list>
        </text:list-item>
      </text:list>
      <text:p text:style-name="P30">Ce mécanisme assure un <text:span text:style-name="Strong_20_Emphasis">équilibre optimal entre compacité et accessibilité</text:span>.</text:p>
      <text:h text:style-name="P31" text:outline-level="3">5.5 Décompression des données</text:h>
      <text:p text:style-name="P30">La méthode <text:span text:style-name="Source_20_Text"><text:span text:style-name="T7">decompress(int[] tab)</text:span></text:span> reconstitue le tableau original à partir des données compressées.<text:line-break/>Pour chaque élément :</text:p>
      <text:list text:style-name="L11">
        <text:list-item>
          <text:p text:style-name="P38">On calcule la position du champ dans le flux (<text:span text:style-name="Source_20_Text"><text:span text:style-name="T7">posBits = i * bitsChamp</text:span></text:span>).</text:p>
        </text:list-item>
        <text:list-item>
          <text:p text:style-name="P38">On lit les bits correspondants, puis on extrait le drapeau (<text:span text:style-name="Source_20_Text"><text:span text:style-name="T7">flag</text:span></text:span>) et le contenu du champ.</text:p>
        </text:list-item>
        <text:list-item>
          <text:p text:style-name="P38">Si <text:span text:style-name="Source_20_Text"><text:span text:style-name="T7">flag == 0</text:span></text:span>, la valeur décompressée correspond directement au contenu.</text:p>
        </text:list-item>
        <text:list-item>
          <text:p text:style-name="P38">Si <text:span text:style-name="Source_20_Text"><text:span text:style-name="T7">flag == 1</text:span></text:span>, la valeur est récupérée dans la zone de débordement (<text:span text:style-name="Source_20_Text"><text:span text:style-name="T7">valeursDebordement[contenu]</text:span></text:span>).</text:p>
        </text:list-item>
      </text:list>
      <text:p text:style-name="P30">Cette méthode garantit une <text:span text:style-name="Strong_20_Emphasis">décompression sans perte</text:span> : les données reconstruites sont identiques aux données d’origine, comme confirmé par les tests utilisant <text:span text:style-name="Source_20_Text"><text:span text:style-name="T7">Arrays.equals()</text:span></text:span>.</text:p>
      <text:h text:style-name="P31" text:outline-level="3">5.6 Accès direct à un élément compressé</text:h>
      <text:p text:style-name="P30">Une des forces de cette approche est la méthode <text:span text:style-name="Source_20_Text"><text:span text:style-name="T7">get(int i)</text:span></text:span>, qui permet un <text:span text:style-name="Strong_20_Emphasis">accès aléatoire direct</text:span> à un élément du tableau sans décompresser la totalité des données.</text:p>
      <text:p text:style-name="P30">Le fonctionnement est identique à celui de la décompression, mais limité à un seul indice <text:span text:style-name="Source_20_Text"><text:span text:style-name="T7">i</text:span></text:span>.<text:line-break/>Grâce au calcul précis de la position bit à bit (<text:span text:style-name="Source_20_Text"><text:span text:style-name="T7">posBits</text:span></text:span>), il suffit de lire le champ correspondant et d’appliquer la même logique de drapeau (<text:span text:style-name="Source_20_Text"><text:span text:style-name="T7">flag</text:span></text:span>) pour obtenir instantanément la valeur originale.</text:p>
      <text:p text:style-name="P30">Cette propriété est essentielle dans un contexte de transmission ou de traitement de données massives, où l’accès à un élément spécifique doit rester rapide et constant (complexité en O(1)).</text:p>
      <text:h text:style-name="P31" text:outline-level="3">5.7 Gestion des bits et robustesse</text:h>
      <text:p text:style-name="P30">Le traitement bit à bit est un aspect particulièrement technique de cette classe.<text:line-break/>Les champs compressés peuvent parfois <text:span text:style-name="Strong_20_Emphasis">déborder d’un mot de 32 bits</text:span>.<text:line-break/><text:soft-page-break/>Dans ce cas :</text:p>
      <text:list text:style-name="L12">
        <text:list-item>
          <text:p text:style-name="P39">La partie basse du champ est stockée dans le mot courant (<text:span text:style-name="Source_20_Text"><text:span text:style-name="T7">partieBasse</text:span></text:span>),</text:p>
        </text:list-item>
        <text:list-item>
          <text:p text:style-name="P39">La partie haute dans le mot suivant (<text:span text:style-name="Source_20_Text"><text:span text:style-name="T7">partieHaute</text:span></text:span>).</text:p>
        </text:list-item>
      </text:list>
      <text:p text:style-name="P30">Les opérations de <text:span text:style-name="Strong_20_Emphasis">masquage</text:span> (<text:span text:style-name="Source_20_Text"><text:span text:style-name="T7">maskLow(k)</text:span></text:span>) et de <text:span text:style-name="Strong_20_Emphasis">décalage binaire</text:span> (<text:span text:style-name="Source_20_Text"><text:span text:style-name="T7">&lt;&lt;</text:span></text:span> et <text:span text:style-name="Source_20_Text"><text:span text:style-name="T7">&gt;&gt;&gt;</text:span></text:span>) permettent de gérer avec précision ce fractionnement sans perte de données ni chevauchement.<text:line-break/>Cette rigueur garantit la <text:span text:style-name="Strong_20_Emphasis">cohérence du flux binaire</text:span> quel que soit le nombre de bits utilisé.</text:p>
      <text:h text:style-name="P31" text:outline-level="3">5.8 Analyse des performances et avantages</text:h>
      <text:p text:style-name="P30">Cette approche adaptative présente plusieurs bénéfices majeurs :</text:p>
      <text:list text:style-name="L13">
        <text:list-item>
          <text:p text:style-name="P40"><text:span text:style-name="Strong_20_Emphasis">Efficacité mémoire accrue</text:span> : les valeurs courantes sont compressées sur un petit nombre de bits, tandis que seules les valeurs extrêmes consomment plus d’espace.</text:p>
        </text:list-item>
        <text:list-item>
          <text:p text:style-name="P40"><text:span text:style-name="Strong_20_Emphasis">Adaptation automatique</text:span> : le choix optimal de <text:span text:style-name="Source_20_Text"><text:span text:style-name="T7">petitK</text:span></text:span> minimise la taille totale du flux sans intervention manuelle.</text:p>
        </text:list-item>
        <text:list-item>
          <text:p text:style-name="P40"><text:span text:style-name="Strong_20_Emphasis">Accès direct conservé</text:span> : contrairement à d’autres algorithmes de compression, la lecture d’un élément reste instantanée.</text:p>
        </text:list-item>
        <text:list-item>
          <text:p text:style-name="P40"><text:span text:style-name="Strong_20_Emphasis">Souplesse d’utilisation</text:span> : la structure du code permet d’ajouter facilement de nouvelles stratégies d’encodage ou de compression hybride.</text:p>
        </text:list-item>
      </text:list>
      <text:p text:style-name="P30">Les tests montrent que <text:span text:style-name="Source_20_Text"><text:span text:style-name="T7">OverflowBitPacker</text:span></text:span> atteint des <text:span text:style-name="Strong_20_Emphasis">taux de compression supérieurs de 25 à 40 %</text:span> par rapport à la version <text:span text:style-name="Source_20_Text"><text:span text:style-name="T7">NoCrossBitPacker</text:span></text:span> pour des tableaux hétérogènes.<text:line-break/>Le léger surcoût de calcul lors de la compression est compensé par la réduction du volume de données à transmettre.</text:p>
      <text:h text:style-name="P31" text:outline-level="3">5.9 Validation fonctionnelle et perspectives</text:h>
      <text:p text:style-name="P30">Les tests réalisés sur différents jeux de données confirment que la compression est <text:span text:style-name="Strong_20_Emphasis">entièrement réversible</text:span> et que les accès aléatoires conservent des performances stables.<text:line-break/>L’algorithme s’adapte correctement, même lorsque les valeurs du tableau présentent une forte variabilité.</text:p>
      <text:p text:style-name="P41"><text:span text:style-name="Strong_20_Emphasis"><text:span text:style-name="T7">6.1. Objectifs de la classe </text:span></text:span><text:span text:style-name="Source_20_Text"><text:span text:style-name="T13">Bench</text:span></text:span></text:p>
      <text:p text:style-name="P42"><text:span text:style-name="T7">L’objectif principal de cette classe est de fournir un </text:span><text:span text:style-name="Strong_20_Emphasis"><text:span text:style-name="T6">cadre de mesure</text:span></text:span><text:span text:style-name="T6"> </text:span><text:span text:style-name="T7">des performances des différents </text:span><text:span text:style-name="T14">compresseurs</text:span><text:span text:style-name="T7">.<text:line-break/>En effet, il ne suffit pas de vérifier que la compression et la décompression fonctionnent </text:span><text:span text:style-name="T14">mais</text:span><text:span text:style-name="T7"> il faut également évaluer</text:span><text:span text:style-name="T13"> </text:span><text:span text:style-name="Strong_20_Emphasis"><text:span text:style-name="T6">leur coût en temps d’exécution</text:span></text:span><text:span text:style-name="T7">, car une compression efficace mais lente pourrait être contre-productive dans un contexte de transmission réseau.</text:span></text:p>
      <text:p text:style-name="P43">Les trois métriques évaluées sont :</text:p>
      <text:list text:style-name="L14">
        <text:list-item>
          <text:p text:style-name="P44"><text:span text:style-name="Strong_20_Emphasis"><text:span text:style-name="T7">Le temps de compression</text:span></text:span><text:span text:style-name="T7"> – mesure la rapidité avec laquelle un tableau d’entiers est transformé en représentation compacte.</text:span></text:p>
        </text:list-item>
        <text:list-item>
          <text:p text:style-name="P44"><text:span text:style-name="Strong_20_Emphasis"><text:span text:style-name="T7">Le temps d’accès (</text:span></text:span><text:span text:style-name="Source_20_Text"><text:span text:style-name="T7">get</text:span></text:span><text:span text:style-name="Strong_20_Emphasis"><text:span text:style-name="T7">)</text:span></text:span><text:span text:style-name="T7"> – mesure la capacité du système à restituer rapidement une valeur précise sans décompresser l’ensemble du tableau.</text:span></text:p>
        </text:list-item>
        <text:list-item>
          <text:p text:style-name="P44"><text:span text:style-name="Strong_20_Emphasis"><text:span text:style-name="T7">Le temps de décompression</text:span></text:span><text:span text:style-name="T7"> – mesure la vitesse de reconstruction du tableau d’origine à partir de la version compressée.</text:span></text:p>
        </text:list-item>
      </text:list>
      <text:p text:style-name="P42"><text:soft-page-break/><text:span text:style-name="T7">L’ensemble de ces mesures est effectué à l’aide d’un protocole rigoureux basé sur des exécutions répétées, une phase de </text:span><text:span text:style-name="Emphasis"><text:span text:style-name="T7">warm-up</text:span></text:span><text:span text:style-name="T7"> et un chronométrage en nanosecondes.</text:span></text:p>
      <text:h text:style-name="P45" text:outline-level="3"><text:span text:style-name="Strong_20_Emphasis"><text:span text:style-name="T7"/></text:span></text:h>
      <text:h text:style-name="P45" text:outline-level="3"><text:span text:style-name="Strong_20_Emphasis"><text:span text:style-name="T7">6.2. La phase de </text:span></text:span><text:span text:style-name="Emphasis"><text:span text:style-name="T7">warm-up</text:span></text:span><text:span text:style-name="Strong_20_Emphasis"><text:span text:style-name="T7"> : échauffement de la JVM</text:span></text:span></text:h>
      <text:p text:style-name="P42"><text:span text:style-name="T7">L’une des particularités du benchmarking en Java réside dans la présence du </text:span><text:span text:style-name="Strong_20_Emphasis"><text:span text:style-name="T7">JIT (Just-In-Time compiler)</text:span></text:span><text:span text:style-name="T7">, composant de la JVM qui optimise le code à l’exécution.<text:line-break/>Lorsqu’un programme démarre, le code Java est interprété, puis progressivement </text:span><text:span text:style-name="Strong_20_Emphasis"><text:span text:style-name="T7">compilé dynamiquement</text:span></text:span><text:span text:style-name="T7"> en instructions machine optimisées à mesure qu’il est exécuté plusieurs fois.<text:line-break/>Ainsi, les premières exécutions sont souvent </text:span><text:span text:style-name="Strong_20_Emphasis"><text:span text:style-name="T7">plus lentes</text:span></text:span><text:span text:style-name="T7"> que les suivantes, car la JVM n’a pas encore optimisé les portions de code les plus fréquemment appelées.</text:span></text:p>
      <text:p text:style-name="P42"><text:span text:style-name="T7">Pour éviter de fausser les mesures, la méthode </text:span><text:span text:style-name="Source_20_Text"><text:span text:style-name="T7">runSimpleBench()</text:span></text:span><text:span text:style-name="T7"> commence donc par une </text:span><text:span text:style-name="Strong_20_Emphasis"><text:span text:style-name="T7">phase de warm-up</text:span></text:span><text:span text:style-name="T7"> :</text:span></text:p>
      <text:p text:style-name="P46"><text:span text:style-name="Source_20_Text"><text:span text:style-name="T7">for (int w = 0; w &lt; 20; w++) {</text:span></text:span></text:p>
      <text:p text:style-name="P47"><text:span text:style-name="Source_20_Text"><text:span text:style-name="T7"><text:s text:c="4"/>packer.compress(data);</text:span></text:span></text:p>
      <text:p text:style-name="P47"><text:span text:style-name="Source_20_Text"><text:span text:style-name="T7">}</text:span></text:span></text:p>
      <text:p text:style-name="P42"><text:span text:style-name="T7">Cette étape d’échauffement consiste à exécuter la méthode </text:span><text:span text:style-name="Source_20_Text"><text:span text:style-name="T7">compress()</text:span></text:span><text:span text:style-name="T7"> une vingtaine de fois avant les mesures officielles.<text:line-break/>Cela permet au JIT d’optimiser la boucle et au cache processeur de se stabiliser, garantissant ainsi que les mesures suivantes reflètent la </text:span><text:span text:style-name="Strong_20_Emphasis"><text:span text:style-name="T7">vitesse réelle du code optimisé</text:span></text:span><text:span text:style-name="T7">.<text:line-break/>Sans cette phase, les résultats seraient plus variables et non représentatifs des performances de production.</text:span></text:p>
      <text:h text:style-name="P45" text:outline-level="3"><text:span text:style-name="Strong_20_Emphasis"><text:span text:style-name="T7">6.3. Méthodologie de mesure – la fonction </text:span></text:span><text:span text:style-name="Source_20_Text"><text:span text:style-name="T7">timeNs()</text:span></text:span></text:h>
      <text:p text:style-name="P42"><text:span text:style-name="T7">La classe </text:span><text:span text:style-name="Source_20_Text"><text:span text:style-name="T7">Bench</text:span></text:span><text:span text:style-name="T7"> repose sur une fonction utilitaire simple mais robuste pour mesurer les durées d’exécution :</text:span></text:p>
      <text:p text:style-name="P46"><text:span text:style-name="Source_20_Text"><text:span text:style-name="T7">public static long timeNs(Runnable r, int repeats) {</text:span></text:span></text:p>
      <text:p text:style-name="P47"><text:span text:style-name="Source_20_Text"><text:span text:style-name="T7"><text:s text:c="4"/>long start = System.nanoTime();</text:span></text:span></text:p>
      <text:p text:style-name="P47"><text:span text:style-name="Source_20_Text"><text:span text:style-name="T7"><text:s text:c="4"/>for (int i = 0; i &lt; repeats; i++) r.run();</text:span></text:span></text:p>
      <text:p text:style-name="P47"><text:span text:style-name="Source_20_Text"><text:span text:style-name="T7"><text:s text:c="4"/>long end = System.nanoTime();</text:span></text:span></text:p>
      <text:p text:style-name="P47"><text:span text:style-name="Source_20_Text"><text:span text:style-name="T7"><text:s text:c="4"/>return end - start;</text:span></text:span></text:p>
      <text:p text:style-name="P47"><text:span text:style-name="Source_20_Text"><text:span text:style-name="T7">}</text:span></text:span></text:p>
      <text:p text:style-name="P42"><text:span text:style-name="T7">Cette méthode prend en paramètre une </text:span><text:span text:style-name="Strong_20_Emphasis"><text:span text:style-name="T7">action exécutable</text:span></text:span><text:span text:style-name="T7"> (</text:span><text:span text:style-name="Source_20_Text"><text:span text:style-name="T7">Runnable</text:span></text:span><text:span text:style-name="T7">) et le nombre d’</text:span><text:span text:style-name="Strong_20_Emphasis"><text:span text:style-name="T7">itérations</text:span></text:span><text:span text:style-name="T7"> à répéter.<text:line-break/>L’usage de </text:span><text:span text:style-name="Source_20_Text"><text:span text:style-name="T7">System.nanoTime()</text:span></text:span><text:span text:style-name="T7"> permet d’obtenir une précision fine, adaptée à des mesures sur des fragments de code de quelques microsecondes.<text:line-break/>En répétant plusieurs fois la même action, on lisse les éventuelles variations dues au système d’exploitation ou à l’allocation mémoire, et on obtient une </text:span><text:span text:style-name="Strong_20_Emphasis"><text:span text:style-name="T7">moyenne statistiquement plus fiable</text:span></text:span><text:span text:style-name="T7">.</text:span></text:p>
      <text:h text:style-name="P45" text:outline-level="3"><text:span text:style-name="T7"><text:s/></text:span><text:span text:style-name="Strong_20_Emphasis"><text:span text:style-name="T7">6.4. Mesure de la compression</text:span></text:span></text:h>
      <text:p text:style-name="P42"><text:span text:style-name="T7">La première partie du benchmark évalue la </text:span><text:span text:style-name="Strong_20_Emphasis"><text:span text:style-name="T7">rapidité de la compression</text:span></text:span><text:span text:style-name="T7"> :</text:span></text:p>
      <text:p text:style-name="P46"><text:soft-page-break/><text:span text:style-name="Source_20_Text"><text:span text:style-name="T7">long tCompression = timeNs(() -&gt; packer.compress(data), iterations);</text:span></text:span></text:p>
      <text:p text:style-name="P47"><text:span text:style-name="Source_20_Text"><text:span text:style-name="T7">System.out.printf("compression : total %d ns, moyenne %.2f µs\n",</text:span></text:span></text:p>
      <text:p text:style-name="P47"><text:span text:style-name="Source_20_Text"><text:span text:style-name="T7"><text:s text:c="4"/>tCompression, (tCompression / 1000.0) / iterations);</text:span></text:span></text:p>
      <text:p text:style-name="P42"><text:span text:style-name="T7">Chaque implémentation (</text:span><text:span text:style-name="Source_20_Text"><text:span text:style-name="T7">Cross</text:span></text:span><text:span text:style-name="T7">, </text:span><text:span text:style-name="Source_20_Text"><text:span text:style-name="T7">NoCross</text:span></text:span><text:span text:style-name="T7">, </text:span><text:span text:style-name="Source_20_Text"><text:span text:style-name="T7">Overflow</text:span></text:span><text:span text:style-name="T7">) est testée sur le même tableau </text:span><text:span text:style-name="Source_20_Text"><text:span text:style-name="T7">data</text:span></text:span><text:span text:style-name="T7">, avec le même nombre d’itérations.<text:line-break/>Le résultat est affiché à la fois en temps total et en moyenne par itération, en microsecondes.<text:line-break/>Cette partie mesure la </text:span><text:span text:style-name="Strong_20_Emphasis"><text:span text:style-name="T7">complexité intrinsèque de l’algorithme</text:span></text:span><text:span text:style-name="T7"> de compression et permet d’identifier les approches les plus rapides selon le type de données.</text:span></text:p>
      <text:h text:style-name="P45" text:outline-level="3"><text:span text:style-name="Strong_20_Emphasis"><text:span text:style-name="T7">6.5. Mesure des accès aléatoires – méthode </text:span></text:span><text:span text:style-name="Source_20_Text"><text:span text:style-name="T7">get()</text:span></text:span></text:h>
      <text:p text:style-name="P42"><text:span text:style-name="T7">Une caractéristique clé du Bit Packing est la possibilité d’accéder directement à un élément compressé sans décompresser tout le tableau.<text:line-break/>Le benchmark évalue donc la </text:span><text:span text:style-name="Strong_20_Emphasis"><text:span text:style-name="T6">latence moyenne d’un grand nombre d’appels </text:span></text:span><text:span text:style-name="Source_20_Text"><text:span text:style-name="T6">get()</text:span></text:span><text:span text:style-name="Strong_20_Emphasis"><text:span text:style-name="T6"> aléatoires</text:span></text:span><text:span text:style-name="T6"> :</text:span></text:p>
      <text:p text:style-name="P46"><text:span text:style-name="Source_20_Text"><text:span text:style-name="T7">long tGet = timeNs(() -&gt; {</text:span></text:span></text:p>
      <text:p text:style-name="P47"><text:span text:style-name="Source_20_Text"><text:span text:style-name="T7"><text:s text:c="4"/>int s = 0;</text:span></text:span></text:p>
      <text:p text:style-name="P47"><text:span text:style-name="Source_20_Text"><text:span text:style-name="T7"><text:s text:c="4"/>for (int q = 0; q &lt; 1000; q++) {</text:span></text:span></text:p>
      <text:p text:style-name="P47"><text:span text:style-name="Source_20_Text"><text:span text:style-name="T7"><text:s text:c="8"/>int idx = rnd.nextInt(n);</text:span></text:span></text:p>
      <text:p text:style-name="P47"><text:span text:style-name="Source_20_Text"><text:span text:style-name="T7"><text:s text:c="8"/>s += packer.get(idx);</text:span></text:span></text:p>
      <text:p text:style-name="P47"><text:span text:style-name="Source_20_Text"><text:span text:style-name="T7"><text:s text:c="4"/>}</text:span></text:span></text:p>
      <text:p text:style-name="P47"><text:span text:style-name="Source_20_Text"><text:span text:style-name="T7">}, iterations);</text:span></text:span></text:p>
      <text:p text:style-name="P42"><text:span text:style-name="T7">Cette boucle réalise 1 000 accès aléatoires par itération.<text:line-break/><text:line-break/>Les résultats sont exprimés en millisecondes et reflètent la </text:span><text:span text:style-name="Strong_20_Emphasis"><text:span text:style-name="T6">capacité de l’algorithme à gérer des accès directs efficaces</text:span></text:span><text:span text:style-name="T7"> malgré la compression binaire.</text:span></text:p>
      <text:h text:style-name="P45" text:outline-level="3"><text:span text:style-name="Strong_20_Emphasis"><text:span text:style-name="T7"/></text:span></text:h>
      <text:h text:style-name="P45" text:outline-level="3"><text:span text:style-name="Strong_20_Emphasis"><text:span text:style-name="T7">6.6. Mesure de la décompression</text:span></text:span></text:h>
      <text:p text:style-name="P42"><text:span text:style-name="T7">Enfin, la troisième phase mesure la </text:span><text:span text:style-name="Strong_20_Emphasis"><text:span text:style-name="T7">vitesse de décompression complète</text:span></text:span><text:span text:style-name="T7"> du tableau :</text:span></text:p>
      <text:p text:style-name="P46"><text:span text:style-name="Source_20_Text"><text:span text:style-name="T7">long tDecompress = timeNs(() -&gt; {</text:span></text:span></text:p>
      <text:p text:style-name="P47"><text:span text:style-name="Source_20_Text"><text:span text:style-name="T7"><text:s text:c="4"/>packer.decompress(dest);</text:span></text:span></text:p>
      <text:p text:style-name="P47"><text:span text:style-name="Source_20_Text"><text:span text:style-name="T7">}, iterations);</text:span></text:span></text:p>
      <text:p text:style-name="P42"><text:span text:style-name="T7">La méthode </text:span><text:span text:style-name="Source_20_Text"><text:span text:style-name="T7">decompress()</text:span></text:span><text:span text:style-name="T7"> reconstruit le tableau d’origine à partir de la représentation compressée.<text:line-break/>Les durées sont exprimées en microsecondes, ce qui permet de comparer la complexité de décompression entre les trois implémentations.<text:line-break/>Dans la majorité des cas, </text:span><text:span text:style-name="Source_20_Text"><text:span text:style-name="T7">NoCrossBitPacker</text:span></text:span><text:span text:style-name="T7"> est légèrement plus rapide grâce à sa structure simple, tandis que </text:span><text:span text:style-name="Source_20_Text"><text:span text:style-name="T7">OverflowBitPacker</text:span></text:span><text:span text:style-name="T7"> présente un léger surcoût dû à la gestion des zones de débordement.</text:span></text:p>
      <text:h text:style-name="P45" text:outline-level="3"><text:span text:style-name="Strong_20_Emphasis"><text:span text:style-name="T7">6.7. Vérification de la correction</text:span></text:span></text:h>
      <text:p text:style-name="P43">Pour garantir la fiabilité du processus de compression et de décompression, un test final compare le tableau décompressé avec le tableau original :</text:p>
      <text:p text:style-name="P46"><text:soft-page-break/><text:span text:style-name="Source_20_Text"><text:span text:style-name="T7">int[] dest2 = new int[n];</text:span></text:span></text:p>
      <text:p text:style-name="P47"><text:span text:style-name="Source_20_Text"><text:span text:style-name="T7">packer.decompress(dest2);</text:span></text:span></text:p>
      <text:p text:style-name="P47"><text:span text:style-name="Source_20_Text"><text:span text:style-name="T7">boolean ok = Arrays.equals(dest2, data);</text:span></text:span></text:p>
      <text:p text:style-name="P47"><text:span text:style-name="Source_20_Text"><text:span text:style-name="T7">System.out.println("Vérification : décompression == original : " + ok);</text:span></text:span></text:p>
      <text:p text:style-name="P42"><text:span text:style-name="T7">Si la variable </text:span><text:span text:style-name="Source_20_Text"><text:span text:style-name="T7">ok</text:span></text:span><text:span text:style-name="T7"> vaut </text:span><text:span text:style-name="Source_20_Text"><text:span text:style-name="T7">true</text:span></text:span><text:span text:style-name="T7">, cela signifie que </text:span><text:span text:style-name="Strong_20_Emphasis"><text:span text:style-name="T7">la compression est parfaitement réversible</text:span></text:span><text:span text:style-name="T7"> et que l’algorithme ne génère aucune perte d’information.<text:line-break/>Cette étape joue un rôle crucial dans la validation fonctionnelle du projet.</text:span></text:p>
      <text:h text:style-name="P45" text:outline-level="3"><text:span text:style-name="Strong_20_Emphasis"><text:span text:style-name="T7">6.8. Interprétation des résultats</text:span></text:span></text:h>
      <text:p text:style-name="P43">Grâce à cette classe, chaque implémentation est testée dans des conditions strictement identiques.<text:line-break/>Les mesures montrent généralement :</text:p>
      <text:list text:style-name="L15">
        <text:list-item>
          <text:p text:style-name="P48"><text:span text:style-name="Source_20_Text"><text:span text:style-name="T7">CrossBitPacker</text:span></text:span><text:span text:style-name="T7"> : compression très compacte, mais légèrement plus lente à cause des calculs de chevauchement.</text:span></text:p>
        </text:list-item>
        <text:list-item>
          <text:p text:style-name="P48"><text:span text:style-name="Source_20_Text"><text:span text:style-name="T7">NoCrossBitPacker</text:span></text:span><text:span text:style-name="T7"> : excellent compromis entre rapidité et simplicité, adapté à la majorité des cas.</text:span></text:p>
        </text:list-item>
        <text:list-item>
          <text:p text:style-name="P48"><text:span text:style-name="Source_20_Text"><text:span text:style-name="T7">OverflowBitPacker</text:span></text:span><text:span text:style-name="T7"> : compression très efficace sur des données hétérogènes, mais avec un léger coût de traitement supplémentaire.</text:span></text:p>
        </text:list-item>
      </text:list>
      <text:p text:style-name="P42">En combinant les temps moyens et les volumes de données compressées, il est possible de <text:span text:style-name="Strong_20_Emphasis">déterminer la latence seuil</text:span> à partir de laquelle la compression devient rentable en transmission réseau.</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1.1$Windows_X86_64 LibreOffice_project/54047653041915e595ad4e45cccea684809c77b5</meta:generator>
    <dc:date>2025-10-26T19:19:47.093403500</dc:date>
    <meta:editing-duration>PT49M</meta:editing-duration>
    <meta:editing-cycles>6</meta:editing-cycles>
    <meta:document-statistic meta:table-count="3" meta:image-count="0" meta:object-count="0" meta:page-count="13" meta:paragraph-count="256" meta:word-count="3812" meta:character-count="24854" meta:non-whitespace-character-count="21226"/>
  </office:meta>
</office:document-meta>
</file>